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cm" svg:y="3.191cm">
            <draw:object draw:notify-on-update-of-ranges="Sheet1.C2:Sheet1.C6 Sheet1.M1:Sheet1.M1 Sheet1.M2:Sheet1.M6 Sheet1.C2:Sheet1.C6 Sheet1.N1:Sheet1.N1 Sheet1.N2:Sheet1.N6 Sheet1.C2:Sheet1.C6 Sheet1.O1:Sheet1.O1 Sheet1.O2:Sheet1.O6 Sheet1.C2:Sheet1.C6 Sheet1.P1:Sheet1.P1 Sheet1.P2:Sheet1.P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516cm" svg:y="3.266cm">
            <draw:object draw:notify-on-update-of-ranges="Sheet1.C2:Sheet1.C6 Sheet1.M1:Sheet1.M1 Sheet1.M2:Sheet1.M6 Sheet1.C2:Sheet1.C6 Sheet1.N1:Sheet1.N1 Sheet1.N2:Sheet1.N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erange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.A2]*[.B2]"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0.012349998951" calcext:value-type="float">
            <text:p>0,012349999</text:p>
          </table:table-cell>
          <table:table-cell office:value-type="float" office:value="0.500783328215" calcext:value-type="float">
            <text:p>0,5007833282</text:p>
          </table:table-cell>
          <table:table-cell office:value-type="float" office:value="0" calcext:value-type="float">
            <text:p>0</text:p>
          </table:table-cell>
          <table:table-cell office:value-type="float" office:value="0.00566800117493" calcext:value-type="float">
            <text:p>0,0056680012</text:p>
          </table:table-cell>
          <table:table-cell office:value-type="float" office:value="17.9166666667" calcext:value-type="float">
            <text:p>17,9166666667</text:p>
          </table:table-cell>
          <table:table-cell office:value-type="float" office:value="31.2166666667" calcext:value-type="float">
            <text:p>31,2166666667</text:p>
          </table:table-cell>
          <table:table-cell office:value-type="float" office:value="112.5055" calcext:value-type="float">
            <text:p>112,5055</text:p>
          </table:table-cell>
          <table:table-cell office:value-type="float" office:value="285.979166667" calcext:value-type="float">
            <text:p>285,979166667</text:p>
          </table:table-cell>
          <table:table-cell office:value-type="float" office:value="24.4906666667" calcext:value-type="float">
            <text:p>24,4906666667</text:p>
          </table:table-cell>
          <table:table-cell office:value-type="float" office:value="30.0424166667" calcext:value-type="float">
            <text:p>30,0424166667</text:p>
          </table:table-cell>
          <table:table-cell office:value-type="float" office:value="170.685018333" calcext:value-type="float">
            <text:p>170,685018333</text:p>
          </table:table-cell>
          <table:table-cell office:value-type="float" office:value="525.932959201" calcext:value-type="float">
            <text:p>525,932959201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[.A3]*[.B3]"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0.100099988778" calcext:value-type="float">
            <text:p>0,1000999888</text:p>
          </table:table-cell>
          <table:table-cell office:value-type="float" office:value="2.96833331982" calcext:value-type="float">
            <text:p>2,9683333198</text:p>
          </table:table-cell>
          <table:table-cell office:value-type="float" office:value="0" calcext:value-type="float">
            <text:p>0</text:p>
          </table:table-cell>
          <table:table-cell office:value-type="float" office:value="0.0212951662143" calcext:value-type="float">
            <text:p>0,0212951662</text:p>
          </table:table-cell>
          <table:table-cell office:value-type="float" office:value="36.7" calcext:value-type="float">
            <text:p>36,7</text:p>
          </table:table-cell>
          <table:table-cell office:value-type="float" office:value="54.3666666667" calcext:value-type="float">
            <text:p>54,3666666667</text:p>
          </table:table-cell>
          <table:table-cell office:value-type="float" office:value="373.085333333" calcext:value-type="float">
            <text:p>373,085333333</text:p>
          </table:table-cell>
          <table:table-cell office:value-type="float" office:value="1194.45566667" calcext:value-type="float">
            <text:p>1194,45566667</text:p>
          </table:table-cell>
          <table:table-cell office:value-type="float" office:value="49.3249166667" calcext:value-type="float">
            <text:p>49,3249166667</text:p>
          </table:table-cell>
          <table:table-cell office:value-type="float" office:value="59.2381666667" calcext:value-type="float">
            <text:p>59,2381666667</text:p>
          </table:table-cell>
          <table:table-cell office:value-type="float" office:value="573.073875833" calcext:value-type="float">
            <text:p>573,073875833</text:p>
          </table:table-cell>
          <table:table-cell office:value-type="float" office:value="2279.92902833" calcext:value-type="float">
            <text:p>2279,92902833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[.A4]*[.B4]" office:value-type="float" office:value="3600" calcext:value-type="float">
            <text:p>3600</text:p>
          </table:table-cell>
          <table:table-cell office:value-type="float" office:value="10" calcext:value-type="float">
            <text:p>10</text:p>
          </table:table-cell>
          <table:table-cell office:value-type="float" office:value="0.430733323097" calcext:value-type="float">
            <text:p>0,4307333231</text:p>
          </table:table-cell>
          <table:table-cell office:value-type="float" office:value="4.51531666517" calcext:value-type="float">
            <text:p>4,5153166652</text:p>
          </table:table-cell>
          <table:table-cell office:value-type="float" office:value="0" calcext:value-type="float">
            <text:p>0</text:p>
          </table:table-cell>
          <table:table-cell office:value-type="float" office:value="0.0474723343054" calcext:value-type="float">
            <text:p>0,0474723343</text:p>
          </table:table-cell>
          <table:table-cell office:value-type="float" office:value="56.9333333333" calcext:value-type="float">
            <text:p>56,9333333333</text:p>
          </table:table-cell>
          <table:table-cell office:value-type="float" office:value="68.2166666667" calcext:value-type="float">
            <text:p>68,2166666667</text:p>
          </table:table-cell>
          <table:table-cell office:value-type="float" office:value="637.055833333" calcext:value-type="float">
            <text:p>637,055833333</text:p>
          </table:table-cell>
          <table:table-cell office:value-type="float" office:value="2755.73383333" calcext:value-type="float">
            <text:p>2755,73383333</text:p>
          </table:table-cell>
          <table:table-cell office:value-type="float" office:value="77.0896666667" calcext:value-type="float">
            <text:p>77,0896666667</text:p>
          </table:table-cell>
          <table:table-cell office:value-type="float" office:value="92.2131666667" calcext:value-type="float">
            <text:p>92,2131666667</text:p>
          </table:table-cell>
          <table:table-cell office:value-type="float" office:value="982.65675" calcext:value-type="float">
            <text:p>982,65675</text:p>
          </table:table-cell>
          <table:table-cell office:value-type="float" office:value="5318.51627606" calcext:value-type="float">
            <text:p>5318,51627606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[.A5]*[.B5]" office:value-type="float" office:value="6400" calcext:value-type="float">
            <text:p>6400</text:p>
          </table:table-cell>
          <table:table-cell office:value-type="float" office:value="13" calcext:value-type="float">
            <text:p>13</text:p>
          </table:table-cell>
          <table:table-cell office:value-type="float" office:value="1.34228810618" calcext:value-type="float">
            <text:p>1,3422881062</text:p>
          </table:table-cell>
          <table:table-cell office:value-type="float" office:value="11.0257796514" calcext:value-type="float">
            <text:p>11,0257796514</text:p>
          </table:table-cell>
          <table:table-cell office:value-type="float" office:value="0" calcext:value-type="float">
            <text:p>0</text:p>
          </table:table-cell>
          <table:table-cell office:value-type="float" office:value="0.113549662647" calcext:value-type="float">
            <text:p>0,1135496626</text:p>
          </table:table-cell>
          <table:table-cell office:value-type="float" office:value="74.7796610169" calcext:value-type="float">
            <text:p>74,7796610169</text:p>
          </table:table-cell>
          <table:table-cell office:value-type="float" office:value="80.6779661017" calcext:value-type="float">
            <text:p>80,6779661017</text:p>
          </table:table-cell>
          <table:table-cell office:value-type="float" office:value="1088.07101695" calcext:value-type="float">
            <text:p>1088,07101695</text:p>
          </table:table-cell>
          <table:table-cell office:value-type="float" office:value="5167.64" calcext:value-type="float">
            <text:p>5167,64</text:p>
          </table:table-cell>
          <table:table-cell office:value-type="float" office:value="102.211864407" calcext:value-type="float">
            <text:p>102,211864407</text:p>
          </table:table-cell>
          <table:table-cell office:value-type="float" office:value="111.645254237" calcext:value-type="float">
            <text:p>111,645254237</text:p>
          </table:table-cell>
          <table:table-cell office:value-type="float" office:value="1681.47394237" calcext:value-type="float">
            <text:p>1681,47394237</text:p>
          </table:table-cell>
          <table:table-cell office:value-type="float" office:value="10041.2729193" calcext:value-type="float">
            <text:p>10041,272919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A6]*[.B6]"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2.99771665732" calcext:value-type="float">
            <text:p>2,9977166573</text:p>
          </table:table-cell>
          <table:table-cell office:value-type="float" office:value="28.8776166518" calcext:value-type="float">
            <text:p>28,8776166518</text:p>
          </table:table-cell>
          <table:table-cell office:value-type="float" office:value="0" calcext:value-type="float">
            <text:p>0</text:p>
          </table:table-cell>
          <table:table-cell office:value-type="float" office:value="0.149514499585" calcext:value-type="float">
            <text:p>0,1495144996</text:p>
          </table:table-cell>
          <table:table-cell office:value-type="float" office:value="95.7" calcext:value-type="float">
            <text:p>95,7</text:p>
          </table:table-cell>
          <table:table-cell office:value-type="float" office:value="102.466666667" calcext:value-type="float">
            <text:p>102,466666667</text:p>
          </table:table-cell>
          <table:table-cell office:value-type="float" office:value="1533.3875" calcext:value-type="float">
            <text:p>1533,3875</text:p>
          </table:table-cell>
          <table:table-cell office:value-type="float" office:value="7971.5815" calcext:value-type="float">
            <text:p>7971,5815</text:p>
          </table:table-cell>
          <table:table-cell office:value-type="float" office:value="129.096916667" calcext:value-type="float">
            <text:p>129,096916667</text:p>
          </table:table-cell>
          <table:table-cell office:value-type="float" office:value="138.585666667" calcext:value-type="float">
            <text:p>138,585666667</text:p>
          </table:table-cell>
          <table:table-cell office:value-type="float" office:value="2375.75132417" calcext:value-type="float">
            <text:p>2375,75132417</text:p>
          </table:table-cell>
          <table:table-cell office:value-type="float" office:value="15536.1085199" calcext:value-type="float">
            <text:p>15536,10851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style:rfc-language-tag="sr-Latn-RS" fo:language="sr" fo:script="Latn" fo:country="R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style:rfc-language-tag="sr-Latn-RS" fo:language="sr" fo:script="Latn" fo:country="R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r" number:script="Latn" number:country="RS">RSD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r" number:script="Latn" number:country="RS">RSD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.00.0000</text:date>, <text:time style:data-style-name="N2" text:time-value="12:30:24.9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31T12:33:40.456000000</dc:date>
    <meta:generator>LibreOffice/4.2.6.3$Windows_x86 LibreOffice_project/3fd416d4c6db7d3204c17ce57a1d70f6e531ee21</meta:generator>
    <meta:editing-duration>PT5M17S</meta:editing-duration>
    <meta:editing-cycles>10</meta:editing-cycles>
    <meta:document-statistic meta:table-count="1" meta:cell-count="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Cost/P</text:p>
        </chart:title>
        <chart:subtitle svg:x="5.773cm" svg:y="1.275cm" chart:style-name="ch3">
          <text:p>lavirint, seerange=rows/6</text:p>
        </chart:subtitle>
        <chart:legend chart:legend-position="end" svg:x="12.275cm" svg:y="3.454cm" style:legend-expansion="high" chart:style-name="ch4"/>
        <chart:plot-area chart:style-name="ch5" table:cell-range-address="Sheet1.C2:Sheet1.C6 Sheet1.M1:Sheet1.P6" chart:data-source-has-labels="row" svg:x="1.331cm" svg:y="2.318cm" svg:width="10.304cm" svg:height="5.521cm">
          <chartooo:coordinate-region svg:x="2.508cm" svg:y="2.517cm" svg:width="8.662cm" svg:height="4.675cm"/>
          <chart:axis chart:dimension="x" chart:name="primary-x" chart:style-name="ch6">
            <chart:title svg:x="5.791cm" svg:y="8.019cm" chart:style-name="ch7">
              <text:p>Povrsina</text:p>
            </chart:title>
          </chart:axis>
          <chart:axis chart:dimension="y" chart:name="primary-y" chart:style-name="ch6">
            <chart:title svg:x="0.451cm" svg:y="5.479cm" chart:style-name="ch8">
              <text:p>Cost</text:p>
            </chart:title>
            <chart:grid chart:style-name="ch9" chart:class="major"/>
            <chart:grid chart:style-name="ch9" chart:class="minor"/>
          </chart:axis>
          <chart:series chart:style-name="ch10" chart:values-cell-range-address="Sheet1.M2:Sheet1.M6" chart:label-cell-address="Sheet1.M1:Sheet1.M1" chart:class="chart:scatter">
            <chart:domain table:cell-range-address="Sheet1.C2:Sheet1.C6"/>
            <chart:data-point chart:repeated="5"/>
          </chart:series>
          <chart:series chart:style-name="ch11" chart:values-cell-range-address="Sheet1.N2:Sheet1.N6" chart:label-cell-address="Sheet1.N1:Sheet1.N1" chart:class="chart:scatter">
            <chart:data-point chart:repeated="5"/>
          </chart:series>
          <chart:series chart:style-name="ch12" chart:values-cell-range-address="Sheet1.O2:Sheet1.O6" chart:label-cell-address="Sheet1.O1:Sheet1.O1" chart:class="chart:scatter">
            <chart:data-point chart:repeated="5"/>
          </chart:series>
          <chart:series chart:style-name="ch13" chart:values-cell-range-address="Sheet1.P2:Sheet1.P6" chart:label-cell-address="Sheet1.P1:Sheet1.P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M1:Sheet1.M1</svg:desc>
                </draw:g>
              </table:table-cell>
              <table:table-cell office:value-type="string">
                <text:p>potraga</text:p>
                <draw:g>
                  <svg:desc>Sheet1.N1:Sheet1.N1</svg:desc>
                </draw:g>
              </table:table-cell>
              <table:table-cell office:value-type="string">
                <text:p>random potraga</text:p>
                <draw:g>
                  <svg:desc>Sheet1.O1:Sheet1.O1</svg:desc>
                </draw:g>
              </table:table-cell>
              <table:table-cell office:value-type="string">
                <text:p>random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24.4906666667">
                <text:p>24.4906666667</text:p>
                <draw:g>
                  <svg:desc>Sheet1.M2:Sheet1.M6</svg:desc>
                </draw:g>
              </table:table-cell>
              <table:table-cell office:value-type="float" office:value="30.0424166667">
                <text:p>30.0424166667</text:p>
                <draw:g>
                  <svg:desc>Sheet1.N2:Sheet1.N6</svg:desc>
                </draw:g>
              </table:table-cell>
              <table:table-cell office:value-type="float" office:value="170.685018333">
                <text:p>170.685018333</text:p>
                <draw:g>
                  <svg:desc>Sheet1.O2:Sheet1.O6</svg:desc>
                </draw:g>
              </table:table-cell>
              <table:table-cell office:value-type="float" office:value="525.932959201">
                <text:p>525.932959201</text:p>
                <draw:g>
                  <svg:desc>Sheet1.P2:Sheet1.P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49.3249166667">
                <text:p>49.3249166667</text:p>
              </table:table-cell>
              <table:table-cell office:value-type="float" office:value="59.2381666667">
                <text:p>59.2381666667</text:p>
              </table:table-cell>
              <table:table-cell office:value-type="float" office:value="573.073875833">
                <text:p>573.073875833</text:p>
              </table:table-cell>
              <table:table-cell office:value-type="float" office:value="2279.92902833">
                <text:p>2279.929028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77.0896666667">
                <text:p>77.0896666667</text:p>
              </table:table-cell>
              <table:table-cell office:value-type="float" office:value="92.2131666667">
                <text:p>92.2131666667</text:p>
              </table:table-cell>
              <table:table-cell office:value-type="float" office:value="982.65675">
                <text:p>982.65675</text:p>
              </table:table-cell>
              <table:table-cell office:value-type="float" office:value="5318.51627606">
                <text:p>5318.51627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102.211864407">
                <text:p>102.211864407</text:p>
              </table:table-cell>
              <table:table-cell office:value-type="float" office:value="111.645254237">
                <text:p>111.645254237</text:p>
              </table:table-cell>
              <table:table-cell office:value-type="float" office:value="1681.47394237">
                <text:p>1681.47394237</text:p>
              </table:table-cell>
              <table:table-cell office:value-type="float" office:value="10041.2729193">
                <text:p>10041.2729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29.096916667">
                <text:p>129.096916667</text:p>
              </table:table-cell>
              <table:table-cell office:value-type="float" office:value="138.585666667">
                <text:p>138.585666667</text:p>
              </table:table-cell>
              <table:table-cell office:value-type="float" office:value="2375.75132417">
                <text:p>2375.75132417</text:p>
              </table:table-cell>
              <table:table-cell office:value-type="float" office:value="15536.1085199">
                <text:p>15536.10851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Cost/P</text:p>
        </chart:title>
        <chart:subtitle svg:x="5.773cm" svg:y="1.275cm" chart:style-name="ch3">
          <text:p>lavirint, seerange=rows/6</text:p>
        </chart:subtitle>
        <chart:legend chart:legend-position="end" svg:x="13.518cm" svg:y="3.952cm" style:legend-expansion="high" chart:style-name="ch4"/>
        <chart:plot-area chart:style-name="ch5" table:cell-range-address="Sheet1.C2:Sheet1.C6 Sheet1.M1:Sheet1.N6" chart:data-source-has-labels="row" svg:x="1.331cm" svg:y="2.318cm" svg:width="11.547cm" svg:height="5.521cm">
          <chartooo:coordinate-region svg:x="2.138cm" svg:y="2.517cm" svg:width="10.275cm" svg:height="4.675cm"/>
          <chart:axis chart:dimension="x" chart:name="primary-x" chart:style-name="ch6">
            <chart:title svg:x="6.412cm" svg:y="8.019cm" chart:style-name="ch7">
              <text:p>Povrsina</text:p>
            </chart:title>
          </chart:axis>
          <chart:axis chart:dimension="y" chart:name="primary-y" chart:style-name="ch6">
            <chart:title svg:x="0.451cm" svg:y="5.479cm" chart:style-name="ch8">
              <text:p>Cost</text:p>
            </chart:title>
            <chart:grid chart:style-name="ch9" chart:class="major"/>
          </chart:axis>
          <chart:series chart:style-name="ch10" chart:values-cell-range-address="Sheet1.M2:Sheet1.M6" chart:label-cell-address="Sheet1.M1:Sheet1.M1" chart:class="chart:scatter">
            <chart:domain table:cell-range-address="Sheet1.C2:Sheet1.C6"/>
            <chart:data-point chart:repeated="5"/>
          </chart:series>
          <chart:series chart:style-name="ch11" chart:values-cell-range-address="Sheet1.N2:Sheet1.N6" chart:label-cell-address="Sheet1.N1:Sheet1.N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M1:Sheet1.M1</svg:desc>
                </draw:g>
              </table:table-cell>
              <table:table-cell office:value-type="string">
                <text:p>potraga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24.4906666667">
                <text:p>24.4906666667</text:p>
                <draw:g>
                  <svg:desc>Sheet1.M2:Sheet1.M6</svg:desc>
                </draw:g>
              </table:table-cell>
              <table:table-cell office:value-type="float" office:value="30.0424166667">
                <text:p>30.0424166667</text:p>
                <draw:g>
                  <svg:desc>Sheet1.N2:Sheet1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49.3249166667">
                <text:p>49.3249166667</text:p>
              </table:table-cell>
              <table:table-cell office:value-type="float" office:value="59.2381666667">
                <text:p>59.2381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77.0896666667">
                <text:p>77.0896666667</text:p>
              </table:table-cell>
              <table:table-cell office:value-type="float" office:value="92.2131666667">
                <text:p>92.2131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102.211864407">
                <text:p>102.211864407</text:p>
              </table:table-cell>
              <table:table-cell office:value-type="float" office:value="111.645254237">
                <text:p>111.6452542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29.096916667">
                <text:p>129.096916667</text:p>
              </table:table-cell>
              <table:table-cell office:value-type="float" office:value="138.585666667">
                <text:p>138.585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